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94.29pt"/>
    </style:style>
    <style:style style:name="co3" style:family="table-column">
      <style:table-column-properties fo:break-before="auto" style:column-width="242.39pt"/>
    </style:style>
    <style:style style:name="co4" style:family="table-column">
      <style:table-column-properties fo:break-before="auto" style:column-width="109.39pt"/>
    </style:style>
    <style:style style:name="co5" style:family="table-column">
      <style:table-column-properties fo:break-before="auto" style:column-width="133.06pt"/>
    </style:style>
    <style:style style:name="co6" style:family="table-column">
      <style:table-column-properties fo:break-before="auto" style:column-width="229.29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128.64pt"/>
    </style:style>
    <style:style style:name="ro1" style:family="table-row">
      <style:table-row-properties style:row-height="34.95pt" fo:break-before="auto" style:use-optimal-row-height="false"/>
    </style:style>
    <style:style style:name="ro2" style:family="table-row">
      <style:table-row-properties style:row-height="8.2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96.6pt" fo:break-before="auto" style:use-optimal-row-height="true"/>
    </style:style>
    <style:style style:name="ro6" style:family="table-row">
      <style:table-row-properties style:row-height="16.8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PageStyle_5f_For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標準_20_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標準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3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b0f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;&quot;2&quot;;&quot;3&quot;)" table:allow-empty-cell="true" table:display-list="unsorted" table:base-cell-address="Form.B6">
          <table:help-message table:display="true"/>
          <table:error-message table:message-type="stop" table:display="true"/>
        </table:content-validation>
        <table:content-validation table:name="val2" table:base-cell-address="Form.C6">
          <table:help-message table:display="true"/>
          <table:error-message table:message-type="stop" table:display="true"/>
        </table:content-validation>
        <table:content-validation table:name="val3" table:condition="of:cell-content-is-in-list(&quot;Bachelor&quot;;&quot;Master&quot;;&quot;Doctoral (PhD)&quot;)" table:allow-empty-cell="true" table:display-list="unsorted" table:base-cell-address="Form.E6">
          <table:help-message table:title="Undergradaute, Graduate" table:display="true"/>
          <table:error-message table:message-type="stop" table:display="true"/>
        </table:content-validation>
        <table:content-validation table:name="val4" table:condition="of:cell-content-is-in-list(&quot;First&quot;;&quot;Second&quot;;&quot;Third&quot;;&quot;Fourth&quot;;&quot;Fifth&quot;;&quot;Sixth&quot;;&quot;Seventh&quot;)" table:allow-empty-cell="true" table:display-list="unsorted" table:base-cell-address="Form.F6">
          <table:help-message table:display="true"/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Form.I6">
          <table:help-message table:display="true"/>
          <table:error-message table:message-type="stop" table:display="true"/>
        </table:content-validation>
      </table:content-validations>
      <table:table table:name="Form" table:style-name="ta1" table:print-ranges="Form.A1:Form.H33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>
          <table:table-cell/>
          <table:table-cell table:style-name="ce3" office:value-type="string" calcext:value-type="string">
            <text:p>Osaka University Virtual Study Abroad Fall/Winter 2022 Nominees Li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University</text:p>
          </table:table-cell>
          <table:table-cell table:style-name="ce10"/>
          <table:table-cell table:style-name="ce13"/>
          <table:table-cell table:style-name="ce16" table:number-columns-spanned="2" table:number-rows-spanned="1"/>
          <table:covered-table-cell table:style-name="ce19"/>
          <table:table-cell table:number-columns-repeated="1018"/>
        </table:table-row>
        <table:table-row table:style-name="ro4">
          <table:table-cell/>
          <table:table-cell table:style-name="ce6" table:number-columns-repeated="2"/>
          <table:table-cell table:style-name="ce13"/>
          <table:table-cell table:number-columns-repeated="1020"/>
        </table:table-row>
        <table:table-row table:style-name="ro5">
          <table:table-cell/>
          <table:table-cell table:style-name="ce7" office:value-type="string" calcext:value-type="string">
            <text:p><text:span text:style-name="T1">First Name</text:span></text:p>
            <text:p><text:span text:style-name="T1">(Given Name)</text:span></text:p>
            <text:p><text:span text:style-name="T2">*write the name in English</text:span></text:p>
          </table:table-cell>
          <table:table-cell table:style-name="ce7" office:value-type="string" calcext:value-type="string">
            <text:p><text:span text:style-name="T1">Last Name </text:span></text:p>
            <text:p><text:span text:style-name="T1">(Surname)</text:span></text:p>
            <text:p><text:span text:style-name="T2">*Please write the name in English</text:span></text:p>
          </table:table-cell>
          <table:table-cell table:style-name="ce14" office:value-type="string" calcext:value-type="string">
            <text:p>Student #</text:p>
          </table:table-cell>
          <table:table-cell table:style-name="ce7" office:value-type="string" calcext:value-type="string">
            <text:p><text:span text:style-name="T1">Level </text:span></text:p>
            <text:p><text:span text:style-name="T1">of study.</text:span></text:p>
            <text:p><text:span text:style-name="T3">As of October 2022</text:span></text:p>
            <text:p><text:span text:style-name="T4">*Use pull-down</text:span></text:p>
          </table:table-cell>
          <table:table-cell table:style-name="ce7" office:value-type="string" calcext:value-type="string">
            <text:p><text:span text:style-name="T5">Current year of study</text:span><text:span text:style-name="T6"> </text:span></text:p>
            <text:p><text:span text:style-name="T3">As of October</text:span></text:p>
            <text:p><text:span text:style-name="T3">2022</text:span></text:p>
            <text:p><text:span text:style-name="T4">*Use pull-down</text:span></text:p>
          </table:table-cell>
          <table:table-cell table:style-name="ce14" office:value-type="string" calcext:value-type="string" table:number-columns-spanned="2" table:number-rows-spanned="1">
            <text:p>Graduate School / School </text:p>
          </table:table-cell>
          <table:covered-table-cell table:style-name="ce7"/>
          <table:table-cell table:style-name="ce23" office:value-type="string" calcext:value-type="string">
            <text:p><text:span text:style-name="T1">Spring/Summer 2022</text:span></text:p>
            <text:p><text:span text:style-name="T7">*If your nominee has taken OU VSA SS2022, please select YES.</text:span></text:p>
          </table:table-cell>
          <table:table-cell table:number-columns-repeated="101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0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5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0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8" table:content-validation-name="val1"/>
          <table:table-cell table:style-name="ce11" table:content-validation-name="val2"/>
          <table:table-cell table:style-name="ce15"/>
          <table:table-cell table:style-name="ce17" table:content-validation-name="val3"/>
          <table:table-cell table:style-name="ce2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0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7" table:content-validation-name="val3"/>
          <table:table-cell table:style-name="ce20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8" table:content-validation-name="val1"/>
          <table:table-cell table:style-name="ce11" table:content-validation-name="val2"/>
          <table:table-cell table:style-name="ce11"/>
          <table:table-cell table:style-name="ce18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9" table:content-validation-name="val1"/>
          <table:table-cell table:style-name="ce11" table:content-validation-name="val2"/>
          <table:table-cell table:style-name="ce11"/>
          <table:table-cell table:style-name="ce18" table:content-validation-name="val3"/>
          <table:table-cell table:style-name="ce11" table:content-validation-name="val4"/>
          <table:table-cell table:style-name="ce11" table:number-columns-spanned="2" table:number-rows-spanned="1"/>
          <table:covered-table-cell table:style-name="ce22"/>
          <table:table-cell table:style-name="ce24" table:content-validation-name="val5"/>
          <table:table-cell table:number-columns-repeated="1015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orm.$A$1" table:cell-range-address="$Form.$A$1:.$H$33" table:range-usable-as="print-range"/>
          <table:named-range table:name="_xlnm._FilterDatabase" table:base-cell-address="$Form.$A$1" table:cell-range-address="$Form.$B$6:.$G$28"/>
        </table:named-expressions>
        <calcext:conditional-formats>
          <calcext:conditional-format calcext:target-range-address="Form.B6:Form.B29">
            <calcext:condition calcext:apply-style-name="ConditionalStyle_6" calcext:value="duplicate" calcext:base-cell-address="Form.B6"/>
            <calcext:condition calcext:apply-style-name="ConditionalStyle_5" calcext:value="duplicate" calcext:base-cell-address="Form.B6"/>
            <calcext:condition calcext:apply-style-name="ConditionalStyle_4" calcext:value="duplicate" calcext:base-cell-address="Form.B6"/>
          </calcext:conditional-format>
          <calcext:conditional-format calcext:target-range-address="Form.B30:Form.B30">
            <calcext:condition calcext:apply-style-name="ConditionalStyle_3" calcext:value="duplicate" calcext:base-cell-address="Form.B30"/>
            <calcext:condition calcext:apply-style-name="ConditionalStyle_2" calcext:value="duplicate" calcext:base-cell-address="Form.B30"/>
            <calcext:condition calcext:apply-style-name="ConditionalStyle_1" calcext:value="duplicate" calcext:base-cell-address="Form.B30"/>
          </calcext:conditional-format>
        </calcext:conditional-formats>
      </table:table>
      <table:named-expressions/>
      <table:database-ranges>
        <table:database-range table:name="__Anonymous_Sheet_DB__0" table:target-range-address="Form.B6:Form.G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1pt" style:font-name-asian="DejaVu Sans Mono" style:font-family-asian="'DejaVu Sans Mono'" style:font-family-generic-asian="system" style:font-pitch-asian="variable" style:font-size-asian="11pt" style:font-name-complex="新細明體" style:font-family-complex="新細明體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size-asian="11pt" style:font-style-asian="normal" style:font-weight-asian="normal" style:font-name-complex="新細明體" style:font-family-complex="新細明體" style:font-family-generic-complex="swiss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size-asian="11pt" style:font-style-asian="normal" style:font-weight-asian="normal" style:font-name-complex="新細明體" style:font-family-complex="新細明體" style:font-family-generic-complex="swiss" style:font-size-complex="11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c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c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1.34pt" fo:margin-bottom="11.34pt" fo:margin-left="17.01pt" fo:margin-right="17.01pt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" style:display-name="PageStyle_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武井　由利子</meta:initial-creator>
    <dc:creator>Josephine Tsai</dc:creator>
    <meta:creation-date>2022-06-09T00:08:08</meta:creation-date>
    <dc:date>2022-07-27T02:10:48</dc:date>
    <meta:generator>LibreOffice/5.4.7.2$Linux_X86_64 LibreOffice_project/c838ef25c16710f8838b1faec480ebba495259d0</meta:generator>
    <meta:document-statistic meta:table-count="1" meta:cell-count="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